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 Sans" svg:font-family="'Open Sans', sans-serif"/>
    <style:font-face style:name="ProximaNova" svg:font-family="ProximaNova, Helvetica, Arial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6pt" fo:letter-spacing="normal" fo:font-style="normal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1" fo:font-size="28pt" fo:letter-spacing="normal" fo:font-style="normal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212cm" style:line-height-at-least="0.635cm" fo:orphans="2" fo:widows="2" fo:text-indent="0cm" style:auto-text-indent="false" fo:padding="0cm" fo:border="none"/>
      <style:text-properties fo:font-variant="normal" fo:text-transform="none" fo:color="#000000" style:font-name="ProximaNova" fo:font-size="13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41414" fo:letter-spacing="normal"/>
    </style:style>
    <style:style style:name="T6" style:family="text">
      <style:text-properties fo:font-variant="normal" fo:text-transform="none" fo:color="#141414" style:font-name="arial" fo:font-size="10.5pt" fo:letter-spacing="normal" fo:font-weight="normal"/>
    </style:style>
    <style:style style:name="T7" style:family="text">
      <style:text-properties fo:font-variant="normal" fo:text-transform="none" fo:color="#222222" style:font-name="arial" fo:font-size="10.5pt" fo:letter-spacing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000000" style:font-name="Open Sans" fo:font-size="11.25pt" fo:letter-spacing="normal" fo:font-style="normal" fo:font-weight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Práctico N° 1</text:p>
      <text:p text:style-name="P1"/>
      <text:p text:style-name="P1"/>
      <text:p text:style-name="P1"/>
      <text:p text:style-name="P2">Alumno: <text:span text:style-name="T1">Ángel Juan Manuel Carballo.</text:span></text:p>
      <text:p text:style-name="P2">Curso: <text:span text:style-name="T1">5º 7º</text:span></text:p>
      <text:p text:style-name="P2">Materia: <text:span text:style-name="T1">Educacion fisica</text:span></text:p>
      <text:p text:style-name="P4">Consignas de trabajo</text:p>
      <text:p text:style-name="P4"/>
      <text:p text:style-name="P4">1- ¿Qué sucedió un 24 marzo de 1976?</text:p>
      <text:p text:style-name="P4">2- ¿Qué relación tuvo con el deporte? ¿Existieron deportistas implicados, en algún hecho?</text:p>
      <text:p text:style-name="P4">3- Realice una reflexión personal, acerca de los hechos políticos y deportivos (su vinculación) que sucedieron</text:p>
      <text:p text:style-name="P4">en la década de los 70’.</text:p>
      <text:p text:style-name="P4"/>
      <text:p text:style-name="P4"><text:span text:style-name="T8">1_El </text:span><text:span text:style-name="T9">24</text:span><text:span text:style-name="T10"> </text:span><text:span text:style-name="T8">de </text:span><text:span text:style-name="T9">marzo de 1976</text:span><text:span text:style-name="T10"> </text:span><text:span text:style-name="T8">las fuerzas armadas depusieron al gobierno de María Estela Martínez de Perón e instalaron en su lugar un gobierno de facto conocido como la junta militar</text:span> </text:p>
      <text:p text:style-name="P4">2_<text:span text:style-name="T11">40 deportistas "desaparecidos", secuestrados y asesinados</text:span> -.</text:p>
      <text:p text:style-name="P4"><text:span text:style-name="T11">El fútbol padeció el secuestro de Luis Alberto Ciancio, mediocampista de Gimnasia y Esgrima La Plata, integrante de la tercera división</text:span> .-</text:p>
      <text:p text:style-name="P4"/>
      <text:p text:style-name="P4"/>
      <text:p text:style-name="P4">Actividad domiciliaria</text:p>
      <text:p text:style-name="P4">De acuerdo a los índices de sedentarismo de hoy en día, la propuesta estará centrada en la prevención de</text:p>
      <text:p text:style-name="P4">los factores de riesgo y su relación con el corazón.</text:p>
      <text:p text:style-name="P4">1- ¿Cómo está conformado el sistema circulatorio?</text:p>
      <text:p text:style-name="P4"><text:span text:style-name="T8">El </text:span><text:span text:style-name="T9">aparato circulatorio</text:span><text:span text:style-name="T10"> </text:span><text:span text:style-name="T8">está </text:span><text:span text:style-name="T9">conformado</text:span><text:span text:style-name="T10"> </text:span><text:span text:style-name="T8">por el corazón y los vasos sanguíneos, incluyendo las arterias, las venas y los capilares.</text:span> </text:p>
      <text:p text:style-name="P4">2- ¿A que se llama circulación mayor y menor?</text:p>
      <text:p text:style-name="P4"><text:span text:style-name="T8">La </text:span><text:span text:style-name="T9">circulación mayor</text:span><text:span text:style-name="T10"> </text:span><text:span text:style-name="T8">es el recorrido que hace la sangre desde el corazón hacia el resto del organismo</text:span> </text:p>
      <text:p text:style-name="P4"><text:span text:style-name="T9">circulación menor</text:span><text:span text:style-name="T10"> </text:span><text:span text:style-name="T8">o pulmonar es el circuito que realiza la sangre desde el corazón hasta los pulmones y luego al corazón</text:span> </text:p>
      <text:p text:style-name="P4">3- Nombre por lo menos 4 factores (no heredables) para cuidar el corazón.</text:p>
      <text:p text:style-name="P11">.Realizar una rutina de ejercicios.</text:p>
      <text:p text:style-name="P12">Sigue una dieta cardiosaludable.</text:p>
      <text:p text:style-name="P12">Cuidar tu bienestar emocional.</text:p>
      <text:p text:style-name="P12">Evita el tabaco</text:p>
      <text:p text:style-name="P12"/>
      <text:p text:style-name="P4"/>
      <text:p text:style-name="P4">4- ¿Cuántas veces por semana se debe realizar actividad física para no ser considerado sedentario?</text:p>
      <text:p text:style-name="P4"><text:span text:style-name="T8">30 minutos en cinco días </text:span><text:span text:style-name="T9">a la semana</text:span> </text:p>
      <text:p text:style-name="P4">5- ¿Cuántas veces a la semana realiza actividad física?</text:p>
      <text:p text:style-name="P4">De lunes a sabado</text:p>
      <text:p text:style-name="P4"><text:soft-page-break/>de 30 min a 1hr</text:p>
      <text:p text:style-name="P4">6- Describa 3 ejercicios para fuerza de piernas</text:p>
      <text:p text:style-name="P4">sentadilla con salto</text:p>
      <text:p text:style-name="P4">sentadilla con una pierna</text:p>
      <text:p text:style-name="P4">cor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 Sans" svg:font-family="'Open Sans', sans-serif"/>
    <style:font-face style:name="ProximaNova" svg:font-family="ProximaNova, Helvetica, Arial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5T18:51:00.19</meta:creation-date>
    <dc:date>2020-04-03T16:27:02.51</dc:date>
    <meta:editing-duration>PT1H6M7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34" meta:word-count="314" meta:character-count="1882"/>
  </office:meta>
</office:document-meta>
</file>